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05e" officeooo:paragraph-rsid="001b505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officeooo:rsid="00136fd8" officeooo:paragraph-rsid="00136fd8"/>
    </style:style>
    <style:style style:name="P4" style:family="paragraph" style:parent-style-name="Text_20_body">
      <style:text-properties officeooo:rsid="0014c351" officeooo:paragraph-rsid="0014f362"/>
    </style:style>
    <style:style style:name="P5" style:family="paragraph" style:parent-style-name="Text_20_body">
      <style:text-properties officeooo:rsid="0014f362" officeooo:paragraph-rsid="0014f362"/>
    </style:style>
    <style:style style:name="P6" style:family="paragraph" style:parent-style-name="Text_20_body">
      <style:paragraph-properties fo:margin-top="0in" fo:margin-bottom="0in" style:contextual-spacing="false"/>
      <style:text-properties officeooo:rsid="00179bf1" officeooo:paragraph-rsid="00179bf1"/>
    </style:style>
    <style:style style:name="P7" style:family="paragraph" style:parent-style-name="Text_20_body">
      <style:text-properties officeooo:paragraph-rsid="00136fd8"/>
    </style:style>
    <style:style style:name="P8" style:family="paragraph" style:parent-style-name="Text_20_body">
      <style:text-properties style:text-underline-style="solid" style:text-underline-width="auto" style:text-underline-color="font-color" officeooo:rsid="00164a78" officeooo:paragraph-rsid="00164a78"/>
    </style:style>
    <style:style style:name="P9" style:family="paragraph" style:parent-style-name="Text_20_body">
      <style:paragraph-properties fo:margin-top="0in" fo:margin-bottom="0in" style:contextual-spacing="false"/>
      <style:text-properties style:text-underline-style="solid" style:text-underline-width="auto" style:text-underline-color="font-color" officeooo:rsid="00164a78" officeooo:paragraph-rsid="00181eea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81eea"/>
    </style:style>
    <style:style style:name="P11" style:family="paragraph" style:parent-style-name="Text_20_body">
      <style:paragraph-properties fo:margin-top="0in" fo:margin-bottom="0in" style:contextual-spacing="false"/>
      <style:text-properties fo:font-style="italic" officeooo:paragraph-rsid="00181eea" style:font-style-asian="italic" style:font-style-complex="italic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officeooo:rsid="00181eea" officeooo:paragraph-rsid="00181eea"/>
    </style:style>
    <style:style style:name="P14" style:family="paragraph" style:parent-style-name="Text_20_body">
      <style:paragraph-properties fo:margin-top="0in" fo:margin-bottom="0in" style:contextual-spacing="false"/>
      <style:text-properties fo:font-weight="normal" officeooo:paragraph-rsid="001b505e" style:font-weight-asian="normal" style:font-weight-complex="normal"/>
    </style:style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1b505e" officeooo:paragraph-rsid="001b505e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officeooo:rsid="001b505e" officeooo:paragraph-rsid="001b505e"/>
    </style:style>
    <style:style style:name="P18" style:family="paragraph" style:parent-style-name="Text_20_body" style:list-style-name="L3">
      <style:paragraph-properties fo:margin-top="0in" fo:margin-bottom="0in" style:contextual-spacing="false"/>
      <style:text-properties officeooo:rsid="001c9636" officeooo:paragraph-rsid="001c9636"/>
    </style:style>
    <style:style style:name="T1" style:family="text">
      <style:text-properties officeooo:rsid="00136fd8"/>
    </style:style>
    <style:style style:name="T2" style:family="text">
      <style:text-properties officeooo:rsid="0014c351"/>
    </style:style>
    <style:style style:name="T3" style:family="text">
      <style:text-properties officeooo:rsid="0014f362"/>
    </style:style>
    <style:style style:name="T4" style:family="text">
      <style:text-properties officeooo:rsid="00156177"/>
    </style:style>
    <style:style style:name="T5" style:family="text">
      <style:text-properties style:text-underline-style="solid" style:text-underline-width="auto" style:text-underline-color="font-color" officeooo:rsid="00164a78"/>
    </style:style>
    <style:style style:name="T6" style:family="text">
      <style:text-properties style:text-underline-style="solid" style:text-underline-width="auto" style:text-underline-color="font-color" officeooo:rsid="00181eea"/>
    </style:style>
    <style:style style:name="T7" style:family="text">
      <style:text-properties style:text-underline-style="solid" style:text-underline-width="auto" style:text-underline-color="font-color" officeooo:rsid="001b50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officeooo:rsid="00181eea" style:font-weight-asian="normal" style:font-weight-complex="normal"/>
    </style:style>
    <style:style style:name="T11" style:family="text">
      <style:text-properties style:text-underline-style="none" fo:font-weight="normal" officeooo:rsid="00164a78" style:font-weight-asian="normal" style:font-weight-complex="normal"/>
    </style:style>
    <style:style style:name="T12" style:family="text">
      <style:text-properties officeooo:rsid="00181eea"/>
    </style:style>
    <style:style style:name="T13" style:family="text">
      <style:text-properties officeooo:rsid="0018c885"/>
    </style:style>
    <style:style style:name="T14" style:family="text">
      <style:text-properties officeooo:rsid="001b505e"/>
    </style:style>
    <style:style style:name="T15" style:family="text">
      <style:text-properties officeooo:rsid="001c963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твет на вопрос 1.</text:p>
      <text:p text:style-name="P3">Рассмотрим сходства и различия <text:s/>CRISP-DM с Agile и Waterfall по разным критериям.</text:p>
      <text:p text:style-name="P3">По степени формализации CRISP-DM ближе к Waterfall т. к. <text:span text:style-name="T2">предполагает детальное планирование, в то время как один из принципов Agile «Изменение требований приветствуется, даже на поздних стадиях разработки» исключает такую возможность.</text:span></text:p>
      <text:p text:style-name="P4">По итеративности <text:span text:style-name="T1">Agile и Waterfall </text:span>находятся на противоположных концах шкалы, <text:span text:style-name="T1">CRISP-DM — </text:span>где то между, он предполагает «перемещение вперёд и назад между различными фазами». К чему ближе, к <text:s/><text:span text:style-name="T1">Agile и</text:span><text:span text:style-name="T3">ли</text:span><text:span text:style-name="T1"> Waterfall, </text:span><text:span text:style-name="T3">думаю, зависит от конкретного проекта. Т.е. от того, как решила команда проекта, отдать предпочтение частым итерациям, или наоборот.</text:span></text:p>
      <text:p text:style-name="P5">Также, важно и то, что Waterfall и <text:s/><text:span text:style-name="T1">CRISP-DM - </text:span>методологии для определенной отрасли (Software development и Data Mining), а Agile хоть и родился в IT отрасли, но сегодня распространился далеко за ее пределы. Т.е. является более универсальным.</text:p>
      <text:p text:style-name="P5">Подводя итог, можно сказать что однозначного ответа на поставленный вопрос нет, <text:span text:style-name="T4">потому что все методологии оставляют достаточную свободу выбора, и на практике в «чистом» виде наверное не используются.</text:span></text:p>
      <text:p text:style-name="P7"/>
      <text:p text:style-name="P9">Ответ на вопрос <text:span text:style-name="T12">2.</text:span></text:p>
      <text:p text:style-name="P6">Рассмотрим имеющиеся описания инкрементной и итеративной моделей.</text:p>
      <text:p text:style-name="P6">Итеративная: «Создание продукта начинается с реализации части функциональности, которая служит основой для <text:span text:style-name="T9">определения дальнейших требований</text:span>» То есть требования постоянно уточняются, изменяются и добавляются от итерации к итерации.</text:p>
      <text:p text:style-name="P6">Инкрементная: «Она отличается от итерационной тем, что <text:span text:style-name="T8">полные требования к системе</text:span> делятся на различные сборки». <text:span text:style-name="T12">Т.е. полные требования известны заранее, и если меняются, то не сильно.</text:span></text:p>
      <text:p text:style-name="P2"/>
      <text:p text:style-name="P10"><text:span text:style-name="T5">Ответ на вопрос </text:span><text:span text:style-name="T6">3.</text:span></text:p>
      <text:p text:style-name="P10"><text:span text:style-name="T10">Д</text:span><text:span text:style-name="T11">ля проекта по созданию нового Боинга </text:span><text:span text:style-name="T10">лучше всего подойдет та методология, которая сформировалась в этой компании за многие годы практики строительства самолетов. А именно:</text:span></text:p>
      <text:p text:style-name="P11">Одной из наиболее известных и широко применяемых методологий в области управления проектами является "Boeing Product Development System" (BPDS) или "Система разработки продуктов Boeing".</text:p>
      <text:p text:style-name="P12">Boeing Product Development System основывается на принципах Lean Manufacturing и является адаптацией методологии Toyota Production System для нужд аэрокосмической индустрии. Она уделяет особое внимание эффективному использованию ресурсов и оптимизации процессов разработки.</text:p>
      <text:p text:style-name="P13">Не надо пытаться пытаться впихнуть <text:span text:style-name="T13">IT методологии туда, где они не нужны.</text:span></text:p>
      <text:p text:style-name="P14"><text:span text:style-name="T5">Ответ на вопрос </text:span><text:span text:style-name="T7">4</text:span><text:span text:style-name="T6">.</text:span></text:p>
      <text:p text:style-name="P2">План ИИ-проекта по созданию <text:span text:style-name="T14">интеллектуального чат-бота</text:span> может включать следующие этапы:</text:p>
      <text:list xml:id="list2656998852" text:style-name="L2">
        <text:list-item>
          <text:p text:style-name="P15">Определение целей и требований проекта</text:p>
        </text:list-item>
        <text:list-item>
          <text:p text:style-name="P15">Сбор и подготовка данных</text:p>
        </text:list-item>
        <text:list-item>
          <text:p text:style-name="P15"><text:soft-page-break/>Обучение модели</text:p>
        </text:list-item>
        <text:list-item>
          <text:p text:style-name="P15">Оценка и оптимизация модели</text:p>
        </text:list-item>
        <text:list-item>
          <text:p text:style-name="P15">Разработка интерфейса пользователя</text:p>
        </text:list-item>
        <text:list-item>
          <text:p text:style-name="P15">Тестирование и отладка</text:p>
        </text:list-item>
        <text:list-item>
          <text:p text:style-name="P15">Развёртывание и масштабирование</text:p>
        </text:list-item>
      </text:list>
      <text:p text:style-name="P2"/>
      <text:p text:style-name="P16">Так как других вводных данных нет, то я выбрал бы <text:s/><text:span text:style-name="T1">CRISP-DM </text:span>потому, что это специализированная методология для DS проектов. Но на выбор также <text:span text:style-name="T15">по</text:span>влияют и другие факторы:</text:p>
      <text:list xml:id="list3792166070" text:style-name="L3">
        <text:list-item>
          <text:p text:style-name="P17">Профессионализм и мотивация команды <text:span text:style-name="T15">(и то, и другое — must have для Egile)</text:span></text:p>
        </text:list-item>
        <text:list-item>
          <text:p text:style-name="P17">Существующие в организации практики управления проектами</text:p>
        </text:list-item>
        <text:list-item>
          <text:p text:style-name="P17">Требования к управлению проектом со стороны спонсора и др. заинтересованных сторон</text:p>
        </text:list-item>
        <text:list-item>
          <text:p text:style-name="P18">Методы управления смежных команд, например партнеров</text:p>
        </text:list-item>
        <text:list-item>
          <text:p text:style-name="P18">и т.п.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21:45:09.069580907</meta:creation-date>
    <meta:generator>LibreOffice/7.3.7.2$Linux_X86_64 LibreOffice_project/30$Build-2</meta:generator>
    <dc:date>2023-05-31T23:17:34.635055982</dc:date>
    <meta:editing-duration>PT17M1S</meta:editing-duration>
    <meta:editing-cycles>6</meta:editing-cycles>
    <meta:document-statistic meta:table-count="0" meta:image-count="0" meta:object-count="0" meta:page-count="2" meta:paragraph-count="30" meta:word-count="432" meta:character-count="3084" meta:non-whitespace-character-count="2688"/>
  </office:meta>
</office:document-meta>
</file>